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133" officeooo:paragraph-rsid="0012e133"/>
    </style:style>
    <style:style style:name="P2" style:family="paragraph" style:parent-style-name="Standard">
      <style:text-properties officeooo:paragraph-rsid="0012e133"/>
    </style:style>
    <style:style style:name="T1" style:family="text">
      <style:text-properties officeooo:rsid="0012e133"/>
    </style:style>
    <style:style style:name="T2" style:family="text">
      <style:text-properties fo:font-variant="normal" fo:text-transform="none" style:font-name="Roboto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1"/>
      <text:p text:style-name="P2"><text:span text:style-name="T1">1. </text:span><text:span text:style-name="T2">Find out the number of documentaries with deleted scenes.</text:span></text:p>
      <text:p text:style-name="P2"><text:span text:style-name="T2"/></text:p>
      <text:p text:style-name="P1">select count(title) from film </text:p>
      <text:p text:style-name="P1">where special_features LIKE '%Deleted Scenes%' </text:p>
      <text:p text:style-name="P1">and film_id in </text:p>
      <text:p text:style-name="P1">(select fid from film_list</text:p>
      <text:p text:style-name="P1">where category='Documentary');</text:p>
      <text:p text:style-name="P1"/>
      <text:p text:style-name="P1"/>
      <text:p text:style-name="P2"><text:span text:style-name="T1">2.</text:span><text:span text:style-name="T2">Find out the number of sci-fi movies rented by the store managed by Jon Stephens.</text:span></text:p>
      <text:p text:style-name="P1"/>
      <text:p text:style-name="P1">select count(*)</text:p>
      <text:p text:style-name="P1">from rental r,inventory i, film_list fl</text:p>
      <text:p text:style-name="P1">where fl.category='Sci-Fi' and</text:p>
      <text:p text:style-name="P1">fl.fid = i.film_id and</text:p>
      <text:p text:style-name="P1">i.inventory_id = r.inventory_id and</text:p>
      <text:p text:style-name="P1">r.staff_id in(select staff_id from staff where first_name='Jon' and last_name='Stephens');</text:p>
      <text:p text:style-name="P1"/>
      <text:p text:style-name="P1"/>
      <text:p text:style-name="P2"><text:span text:style-name="T1">3. </text:span><text:span text:style-name="T2">Find out the total sales from Animation movies.</text:span></text:p>
      <text:p text:style-name="P1"/>
      <text:p text:style-name="P1">select sum(amount) <text:s/>from payment where rental_id in </text:p>
      <text:p text:style-name="P1">(select r.rental_id from film_list <text:s/>fl, rental r, inventory i</text:p>
      <text:p text:style-name="P1">where fl.category='Animation'</text:p>
      <text:p text:style-name="P1">and i.film_id = fl.fid</text:p>
      <text:p text:style-name="P1">and r.inventory_id = i.inventory_id</text:p>
      <text:p text:style-name="P1">);</text:p>
      <text:p text:style-name="P1"/>
      <text:p text:style-name="P2"><text:span text:style-name="T1">4. </text:span><text:span text:style-name="T2">Find out the top 3 rented category of movies by “PATRICIA JOHNSON”.</text:span></text:p>
      <text:p text:style-name="P1"/>
      <text:p text:style-name="P1">select fl.category ,count(fl.category) from film_list fl</text:p>
      <text:p text:style-name="P1">where fl.FID in(select i.film_id from rental r, inventory i</text:p>
      <text:p text:style-name="P1">where r.inventory_id = i.inventory_id </text:p>
      <text:p text:style-name="P1">and r.customer_id in (</text:p>
      <text:p text:style-name="P1">select customer_id from customer where first_name='Patricia' and last_name='JOHNSON'))</text:p>
      <text:p text:style-name="P1">group by(fl.category) order by count(fl.category) desc limit 3;</text:p>
      <text:p text:style-name="P1"/>
      <text:p text:style-name="P2"><text:span text:style-name="T1">5. </text:span><text:span text:style-name="T2">Find out the number of R rated movies rented by “SUSAN WILSON”.</text:span><text:line-break/></text:p>
      <text:p text:style-name="P1"/>
      <text:p text:style-name="P1">select fl.title from film_list fl</text:p>
      <text:p text:style-name="P1">where fl.rating='R' and fl.FID in(</text:p>
      <text:p text:style-name="P1">select i.film_id from rental r, inventory i</text:p>
      <text:p text:style-name="P1">where r.inventory_id = i.inventory_id </text:p>
      <text:p text:style-name="P1">and r.customer_id in (</text:p>
      <text:p text:style-name="P1">select customer_id from customer where first_name='Susan' and last_name='Wilson')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Helvetica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4:58:31.841451816</meta:creation-date>
    <dc:date>2022-04-26T15:04:50.147232861</dc:date>
    <meta:editing-duration>PT6M18S</meta:editing-duration>
    <meta:editing-cycles>1</meta:editing-cycles>
    <meta:document-statistic meta:table-count="0" meta:image-count="0" meta:object-count="0" meta:page-count="1" meta:paragraph-count="35" meta:word-count="207" meta:character-count="1499" meta:non-whitespace-character-count="1318"/>
    <meta:generator>LibreOffice/6.4.7.2$Linux_X86_64 LibreOffice_project/40$Build-2</meta:generator>
  </office:meta>
</office:document-meta>
</file>